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1" style:family="paragraph">
      <style:text-properties fo:font-size="26pt" style:font-size-asian="26pt" style:font-size-complex="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draw:text-box>
            <text:p>From: Tutorial Points</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 text:style-name="P1"><text:span text:style-name="T2">System Requirements:</text:span></text:p>
              </text:list-header>
              <text:list-item>
                <text:p text:style-name="P1"><text:span text:style-name="T2">Operating System − Cross-platform</text:span></text:p>
              </text:list-item>
              <text:list-item>
                <text:p text:style-name="P1"><text:span text:style-name="T2">Browser Support − IE (Internet Explorer 8+), Firefox, Google Chrome, Safari, Opera</text:span></text:p>
              </text:list-item>
              <text:list-item>
                <text:p text:style-name="P1"><text:span text:style-name="T2">Programming Language − Ruby</text:span></text:p>
                <text:p text:style-name="P1"><text:span text:style-name="T2">Steps:</text:span></text:p>
              </text:list-item>
              <text:list-item>
                <text:p text:style-name="P1"><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 text:style-name="P1"><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Installation:</text:p>
          </draw:text-box>
        </draw:frame>
        <draw:frame presentation:style-name="pr5" draw:text-style-name="P1" draw:layer="layout" svg:width="25.2cm" svg:height="12.179cm" svg:x="1.4cm" svg:y="5.066cm" presentation:class="outline" presentation:placeholder="true" presentation:user-transformed="true">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02T00:00:13.071674093</dc:date>
    <meta:editing-duration>PT7M19S</meta:editing-duration>
    <meta:editing-cycles>8</meta:editing-cycles>
    <meta:generator>LibreOffice/4.2.8.2$Linux_x86 LibreOffice_project/420m0$Build-2</meta:generator>
    <meta:document-statistic meta:object-count="57"/>
  </office:meta>
</office:document-meta>
</file>